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36.19mm" svg:y="9.75mm">
            <loext:p draw:notify-on-update-of-ranges="Hoja1.B4:Hoja1.B10 Hoja1.C3:Hoja1.C3 Hoja1.C4:Hoja1.C10 Hoja1.D3:Hoja1.D3 Hoja1.D4:Hoja1.D10 Hoja1.E3:Hoja1.E3 Hoja1.E4:Hoja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35.48mm" svg:y="117.41mm">
            <loext:p draw:notify-on-update-of-ranges="Hoja1.B4:Hoja1.B10 Hoja1.E3:Hoja1.E3 Hoja1.E4:Hoja1.E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9mm" svg:height="89.86mm" svg:x="317.47mm" svg:y="118.77mm">
            <loext:p draw:notify-on-update-of-ranges="Hoja1.B14:Hoja1.B20 Hoja1.E3:Hoja1.E3 Hoja1.C14:Hoja1.C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insertSort</text:p>
          </table:table-cell>
          <table:table-cell office:value-type="string" calcext:value-type="string">
            <text:p>bubbleSort</text:p>
          </table:table-cell>
          <table:table-cell office:value-type="string" calcext:value-type="string">
            <text:p>mergeSort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98" calcext:value-type="float">
            <text:p>198</text:p>
          </table:table-cell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257" calcext:value-type="float">
            <text:p>1257</text:p>
          </table:table-cell>
          <table:table-cell office:value-type="float" office:value="3308" calcext:value-type="float">
            <text:p>33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990" calcext:value-type="float">
            <text:p>4990</text:p>
          </table:table-cell>
          <table:table-cell office:value-type="float" office:value="13143" calcext:value-type="float">
            <text:p>13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75000" calcext:value-type="float">
            <text:p>75000</text:p>
          </table:table-cell>
          <table:table-cell office:value-type="float" office:value="10993" calcext:value-type="float">
            <text:p>10993</text:p>
          </table:table-cell>
          <table:table-cell office:value-type="float" office:value="29975" calcext:value-type="float">
            <text:p>299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663" calcext:value-type="float">
            <text:p>19663</text:p>
          </table:table-cell>
          <table:table-cell office:value-type="float" office:value="53399" calcext:value-type="float">
            <text:p>533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5000" calcext:value-type="float">
            <text:p>125000</text:p>
          </table:table-cell>
          <table:table-cell office:value-type="float" office:value="33340" calcext:value-type="float">
            <text:p>33340</text:p>
          </table:table-cell>
          <table:table-cell office:value-type="float" office:value="84594" calcext:value-type="float">
            <text:p>845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office:value-type="float" office:value="44255" calcext:value-type="float">
            <text:p>44255</text:p>
          </table:table-cell>
          <table:table-cell office:value-type="float" office:value="120326" calcext:value-type="float">
            <text:p>120326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5000" calcext:value-type="float">
            <text:p>125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50000" calcext:value-type="float">
            <text:p>15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9T00:19:36.222000000</meta:creation-date>
    <dc:date>2017-04-09T00:51:13.591000000</dc:date>
    <meta:editing-duration>PT14S</meta:editing-duration>
    <meta:editing-cycles>1</meta:editing-cycles>
    <meta:document-statistic meta:table-count="1" meta:cell-count="46" meta:object-count="3"/>
    <meta:generator>LibreOffice/5.1.6.2$Windows_x86 LibreOffice_project/07ac168c60a517dba0f0d7bc7540f5afa45f090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3.944cm" svg:y="0.185cm" style:legend-expansion="wide" chart:style-name="ch2"/>
        <chart:plot-area chart:style-name="ch3" table:cell-range-address="Hoja1.B3:Hoja1.E10" chart:data-source-has-labels="both" svg:x="1.331cm" svg:y="0.963cm" svg:width="14.349cm" svg:height="6.876cm">
          <chartooo:coordinate-region svg:x="2.508cm" svg:y="1.162cm" svg:width="12.43cm" svg:height="6.03cm"/>
          <chart:axis chart:dimension="x" chart:name="primary-x" chart:style-name="ch4" chartooo:axis-type="auto">
            <chartooo:date-scale/>
            <chart:title svg:x="8.143cm" svg:y="8.019cm" chart:style-name="ch5">
              <text:p>Size</text:p>
            </chart:title>
            <chart:categories table:cell-range-address="Hoja1.B4:Hoja1.B10"/>
          </chart:axis>
          <chart:axis chart:dimension="y" chart:name="primary-y" chart:style-name="ch4">
            <chart:title svg:x="0.451cm" svg:y="4.829cm" chart:style-name="ch6">
              <text:p>Time</text:p>
            </chart:title>
            <chart:grid chart:style-name="ch7" chart:class="major"/>
          </chart:axis>
          <chart:series chart:style-name="ch8" chart:values-cell-range-address="Hoja1.C4:Hoja1.C10" chart:label-cell-address="Hoja1.C3:Hoja1.C3" chart:class="chart:line">
            <chart:data-point chart:repeated="7"/>
          </chart:series>
          <chart:series chart:style-name="ch9" chart:values-cell-range-address="Hoja1.D4:Hoja1.D10" chart:label-cell-address="Hoja1.D3:Hoja1.D3" chart:class="chart:line">
            <chart:data-point chart:repeated="7"/>
          </chart:series>
          <chart:series chart:style-name="ch10" chart:values-cell-range-address="Hoja1.E4:Hoja1.E10" chart:label-cell-address="Hoja1.E3:Hoja1.E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Sort</text:p>
                <draw:g>
                  <svg:desc>Hoja1.C3:Hoja1.C3</svg:desc>
                </draw:g>
              </table:table-cell>
              <table:table-cell office:value-type="string">
                <text:p>bubbleSort</text:p>
                <draw:g>
                  <svg:desc>Hoja1.D3:Hoja1.D3</svg:desc>
                </draw:g>
              </table:table-cell>
              <table:table-cell office:value-type="string">
                <text:p>mergeSort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B4:Hoja1.B10</svg:desc>
                </draw:g>
              </table:table-cell>
              <table:table-cell office:value-type="float" office:value="198">
                <text:p>198</text:p>
                <draw:g>
                  <svg:desc>Hoja1.C4:Hoja1.C10</svg:desc>
                </draw:g>
              </table:table-cell>
              <table:table-cell office:value-type="float" office:value="521">
                <text:p>521</text:p>
                <draw:g>
                  <svg:desc>Hoja1.D4:Hoja1.D10</svg:desc>
                </draw:g>
              </table:table-cell>
              <table:table-cell office:value-type="float" office:value="2">
                <text:p>2</text:p>
                <draw:g>
                  <svg:desc>Hoja1.E4:Hoja1.E1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257">
                <text:p>1257</text:p>
              </table:table-cell>
              <table:table-cell office:value-type="float" office:value="3308">
                <text:p>33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990">
                <text:p>4990</text:p>
              </table:table-cell>
              <table:table-cell office:value-type="float" office:value="13143">
                <text:p>13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0993">
                <text:p>10993</text:p>
              </table:table-cell>
              <table:table-cell office:value-type="float" office:value="29975">
                <text:p>299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9663">
                <text:p>19663</text:p>
              </table:table-cell>
              <table:table-cell office:value-type="float" office:value="53399">
                <text:p>533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3340">
                <text:p>33340</text:p>
              </table:table-cell>
              <table:table-cell office:value-type="float" office:value="84594">
                <text:p>845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44255">
                <text:p>44255</text:p>
              </table:table-cell>
              <table:table-cell office:value-type="float" office:value="120326">
                <text:p>120326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6.639cm" svg:y="0.185cm" style:legend-expansion="wide" chart:style-name="ch2"/>
        <chart:plot-area chart:style-name="ch3" table:cell-range-address="Hoja1.B4:Hoja1.B10 Hoja1.E3:Hoja1.E10" chart:data-source-has-labels="both" svg:x="1.331cm" svg:y="0.963cm" svg:width="14.349cm" svg:height="6.876cm">
          <chartooo:coordinate-region svg:x="1.952cm" svg:y="1.162cm" svg:width="13.171cm" svg:height="6.03cm"/>
          <chart:axis chart:dimension="x" chart:name="primary-x" chart:style-name="ch4" chartooo:axis-type="auto">
            <chartooo:date-scale/>
            <chart:title svg:x="8.143cm" svg:y="8.019cm" chart:style-name="ch5">
              <text:p>Size</text:p>
            </chart:title>
            <chart:categories table:cell-range-address="Hoja1.B4:Hoja1.B10"/>
          </chart:axis>
          <chart:axis chart:dimension="y" chart:name="primary-y" chart:style-name="ch6">
            <chart:title svg:x="0.451cm" svg:y="4.829cm" chart:style-name="ch7">
              <text:p>Time</text:p>
            </chart:title>
            <chart:grid chart:style-name="ch8" chart:class="major"/>
          </chart:axis>
          <chart:series chart:style-name="ch9" chart:values-cell-range-address="Hoja1.E4:Hoja1.E10" chart:label-cell-address="Hoja1.E3:Hoja1.E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Hoja1.B4:Hoja1.B10</svg:desc>
                </draw:g>
              </table:table-cell>
              <table:table-cell office:value-type="float" office:value="2">
                <text:p>2</text:p>
                <draw:g>
                  <svg:desc>Hoja1.E4:Hoja1.E10</svg:desc>
                </draw:g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5000">
                <text:p>125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8.987cm" xlink:href=".." xlink:type="simple" chart:class="chart:line" chart:style-name="ch1">
        <chart:legend chart:legend-position="top" svg:x="6.634cm" svg:y="0.185cm" style:legend-expansion="wide" chart:style-name="ch2"/>
        <chart:plot-area chart:style-name="ch3" table:cell-range-address="Hoja1.B14:Hoja1.C20 Hoja1.E3:Hoja1.E3" chart:data-source-has-labels="both" svg:x="1.33cm" svg:y="0.962cm" svg:width="14.341cm" svg:height="6.865cm">
          <chartooo:coordinate-region svg:x="2.137cm" svg:y="1.161cm" svg:width="12.607cm" svg:height="6.019cm"/>
          <chart:axis chart:dimension="x" chart:name="primary-x" chart:style-name="ch4" chartooo:axis-type="auto">
            <chartooo:date-scale/>
            <chart:title svg:x="8.072cm" svg:y="8.006cm" chart:style-name="ch5">
              <text:p>Time</text:p>
            </chart:title>
            <chart:categories table:cell-range-address="Hoja1.B14:Hoja1.B20"/>
            <chart:grid chart:style-name="ch6" chart:class="major"/>
          </chart:axis>
          <chart:axis chart:dimension="y" chart:name="primary-y" chart:style-name="ch7">
            <chart:title svg:x="0.451cm" svg:y="4.756cm" chart:style-name="ch8">
              <text:p>Size</text:p>
            </chart:title>
            <chart:grid chart:style-name="ch6" chart:class="major"/>
          </chart:axis>
          <chart:series chart:style-name="ch9" chart:values-cell-range-address="Hoja1.C14:Hoja1.C20" chart:label-cell-address="Hoja1.E3:Hoja1.E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rgeSort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B14:Hoja1.B20</svg:desc>
                </draw:g>
              </table:table-cell>
              <table:table-cell office:value-type="float" office:value="10000">
                <text:p>10000</text:p>
                <draw:g>
                  <svg:desc>Hoja1.C14:Hoja1.C20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5000">
                <text:p>12500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